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DejaVu Sans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d8ce"/>
    </style:style>
    <style:style style:name="ce4" style:family="table-cell" style:parent-style-name="Default">
      <style:table-cell-properties fo:background-color="#dde8cb"/>
    </style:style>
    <style:style style:name="ce5" style:family="table-cell" style:parent-style-name="Default">
      <style:table-cell-properties fo:background-color="#dde8cb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ene/Protein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Evidence through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Arabinogalactan Proteins (AGP)</text:p>
          </table:table-cell>
          <table:table-cell office:value-type="string" calcext:value-type="string">
            <text:p>Initiation of ME</text:p>
          </table:table-cell>
          <table:table-cell office:value-type="string" calcext:value-type="string">
            <text:p>Immunolocalization, cell toxicity of beta-D-glucosyl Yariv reagent</text:p>
          </table:table-cell>
          <table:table-cell office:value-type="string" calcext:value-type="string">
            <text:p>10.1093/jxb/erl027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BnSTM</text:p>
          </table:table-cell>
          <table:table-cell office:value-type="string" calcext:value-type="string">
            <text:p>Increased expression results in higher ME yield</text:p>
          </table:table-cell>
          <table:table-cell office:value-type="string" calcext:value-type="string">
            <text:p>Ectopic expression</text:p>
          </table:table-cell>
          <table:table-cell table:style-name="ce1" office:value-type="string" calcext:value-type="string">
            <text:p>10.1093/jxb/erq22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EST markers</text:p>
          </table:table-cell>
          <table:table-cell/>
          <table:table-cell office:value-type="string" calcext:value-type="string">
            <text:p>EST expression analysis and BLAST AT</text:p>
          </table:table-cell>
          <table:table-cell office:value-type="string" calcext:value-type="string">
            <text:p>10.1104/pp.106.09293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BR pathway</text:p>
          </table:table-cell>
          <table:table-cell/>
          <table:table-cell office:value-type="string" calcext:value-type="string">
            <text:p>Use of small molecule inhibitors, qPCR and GSK3 actiivity assay</text:p>
          </table:table-cell>
          <table:table-cell office:value-type="string" calcext:value-type="string">
            <text:p>10.1093/jxb/erab36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Ca++2</text:p>
          </table:table-cell>
          <table:table-cell office:value-type="string" calcext:value-type="string">
            <text:p>Cellular messengers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10.3389/fsufs.2021.74586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string" calcext:value-type="string">
            <text:p>Cellular messengers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10.3389/fsufs.2021.74586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CRP (RALF/LTP/MAPkinases)</text:p>
          </table:table-cell>
          <table:table-cell office:value-type="string" calcext:value-type="string">
            <text:p>Cellular messengers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10.3389/fsufs.2021.74586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TMP (PSK, GRP)</text:p>
          </table:table-cell>
          <table:table-cell office:value-type="string" calcext:value-type="string">
            <text:p>Defense response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10.3389/fsufs.2021.74586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thogenesis Related Proteins (PR2, 3, 13)</text:p>
          </table:table-cell>
          <table:table-cell office:value-type="string" calcext:value-type="string">
            <text:p>Defense response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10.3389/fsufs.2021.74586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GP (FLA)</text:p>
          </table:table-cell>
          <table:table-cell office:value-type="string" calcext:value-type="string">
            <text:p>Defense response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10.3389/fsufs.2021.74586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Histone Methyltransferase BnHKMT SUVR4-Like</text:p>
          </table:table-cell>
          <table:table-cell/>
          <table:table-cell office:value-type="string" calcext:value-type="string">
            <text:p>qPCR with inhibition of H3K9 expression</text:p>
          </table:table-cell>
          <table:table-cell office:value-type="string" calcext:value-type="string">
            <text:p>10.3389/fpls.2017.01161</text:p>
          </table:table-cell>
          <table:table-cell/>
        </table:table-row>
        <table:table-row table:style-name="ro1">
          <table:table-cell office:value-type="string" calcext:value-type="string">
            <text:p>Histone Demethylase BnLSD1-Like</text:p>
          </table:table-cell>
          <table:table-cell/>
          <table:table-cell office:value-type="string" calcext:value-type="string">
            <text:p>qPCR with inhibition of H3K9 expression</text:p>
          </table:table-cell>
          <table:table-cell office:value-type="string" calcext:value-type="string">
            <text:p>10.3389/fpls.2017.01161</text:p>
          </table:table-cell>
          <table:table-cell/>
        </table:table-row>
      </table:table>
      <table:table table:name="ROS" table:style-name="ta1">
        <table:table-column table:style-name="co1" table:default-cell-style-name="Default"/>
        <table:table-row table:style-name="ro1">
          <table:table-cell/>
        </table:table-row>
      </table:table>
      <table:table table:name="Embrionic development BnSTM" table:style-name="ta1">
        <table:table-column table:style-name="co2" table:default-cell-style-name="ce3"/>
        <table:table-column table:style-name="co1" table:number-columns-repeated="4" table:default-cell-style-name="ce3"/>
        <table:table-column table:style-name="co1" table:default-cell-style-name="Default"/>
        <table:table-column table:style-name="co1" table:number-columns-repeated="1018" table:default-cell-style-name="ce3"/>
        <table:table-row table:style-name="ro1">
          <table:table-cell table:style-name="Default" office:value-type="string" calcext:value-type="string">
            <text:p>Gene/Protein</text:p>
          </table:table-cell>
          <table:table-cell table:style-name="Default" office:value-type="string" calcext:value-type="string">
            <text:p>Role</text:p>
          </table:table-cell>
          <table:table-cell table:style-name="Default" office:value-type="string" calcext:value-type="string">
            <text:p>Evidence through</text:p>
          </table:table-cell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Year</text:p>
          </table:table-cell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BnABI3</text:p>
          </table:table-cell>
          <table:table-cell table:style-name="Default" office:value-type="string" calcext:value-type="string">
            <text:p>Involvement in ABA response and storage product accumulation/tissue patterning during late embryogenesis</text:p>
          </table:table-cell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BnBBM1</text:p>
          </table:table-cell>
          <table:table-cell table:style-name="Default" office:value-type="string" calcext:value-type="string">
            <text:p>Regulator favouring dedifferentiation in vegetative-embryonic transition</text:p>
          </table:table-cell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BnCYP78A5</text:p>
          </table:table-cell>
          <table:table-cell table:style-name="Default" office:value-type="string" calcext:value-type="string">
            <text:p>regulates growth in the lateral region of the meristem</text:p>
          </table:table-cell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BnLEC1</text:p>
          </table:table-cell>
          <table:table-cell table:style-name="Default" office:value-type="string" calcext:value-type="string">
            <text:p>specification of suspensor, cotidelons, late embryogenesis</text:p>
          </table:table-cell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BnLEC2</text:p>
          </table:table-cell>
          <table:table-cell table:style-name="Default" office:value-type="string" calcext:value-type="string">
            <text:p>specification of stissue patterning in early embryogeny</text:p>
          </table:table-cell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BnSERK1</text:p>
          </table:table-cell>
          <table:table-cell table:style-name="Default" office:value-type="string" calcext:value-type="string">
            <text:p>regulator in early embriogenesis</text:p>
          </table:table-cell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BnUPI1</text:p>
          </table:table-cell>
          <table:table-cell table:style-name="Default"/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BnWOX2</text:p>
          </table:table-cell>
          <table:table-cell table:style-name="Default"/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BnWOX9</text:p>
          </table:table-cell>
          <table:table-cell table:style-name="Default"/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BnIPT7</text:p>
          </table:table-cell>
          <table:table-cell table:style-name="Default" office:value-type="string" calcext:value-type="string">
            <text:p>cytokinin biosynthetc gene</text:p>
          </table:table-cell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BnAHK4</text:p>
          </table:table-cell>
          <table:table-cell table:style-name="Default" office:value-type="string" calcext:value-type="string">
            <text:p>cytokinin receptor</text:p>
          </table:table-cell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BnARR4</text:p>
          </table:table-cell>
          <table:table-cell table:style-name="Default" office:value-type="string" calcext:value-type="string">
            <text:p>Type A ARR</text:p>
          </table:table-cell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ce2" office:value-type="string" calcext:value-type="string">
            <text:p>BnARR5</text:p>
          </table:table-cell>
          <table:table-cell table:style-name="Default"/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ce2" office:value-type="string" calcext:value-type="string">
            <text:p>BnARR7</text:p>
          </table:table-cell>
          <table:table-cell table:style-name="Default"/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BnARR15</text:p>
          </table:table-cell>
          <table:table-cell table:style-name="Default"/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BnARR16</text:p>
          </table:table-cell>
          <table:table-cell table:style-name="Default"/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BnARR15</text:p>
          </table:table-cell>
          <table:table-cell table:style-name="Default" office:value-type="string" calcext:value-type="string">
            <text:p>Transcription</text:p>
          </table:table-cell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BnARR2</text:p>
          </table:table-cell>
          <table:table-cell table:style-name="Default"/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BnARR10</text:p>
          </table:table-cell>
          <table:table-cell table:style-name="Default"/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BnARR12</text:p>
          </table:table-cell>
          <table:table-cell table:style-name="Default"/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SOD</text:p>
          </table:table-cell>
          <table:table-cell table:style-name="Default" table:number-columns-repeated="4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Catalase 2</text:p>
          </table:table-cell>
          <table:table-cell table:style-name="Default"/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Osmotin 34</text:p>
          </table:table-cell>
          <table:table-cell table:style-name="Default"/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APX3</text:p>
          </table:table-cell>
          <table:table-cell table:style-name="Default" office:value-type="string" calcext:value-type="string">
            <text:p>Halliwell-Asada cycle for ROS scavenging + cell wall plasticity</text:p>
          </table:table-cell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MHDAR</text:p>
          </table:table-cell>
          <table:table-cell table:style-name="Default" office:value-type="string" calcext:value-type="string">
            <text:p>Halliwell-Asada cycle for ROS scavenging</text:p>
          </table:table-cell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DHAR</text:p>
          </table:table-cell>
          <table:table-cell table:style-name="Default" office:value-type="string" calcext:value-type="string">
            <text:p>Halliwell-Asada cycle for ROS scavenging</text:p>
          </table:table-cell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ce2" office:value-type="string" calcext:value-type="string">
            <text:p>Glutatione reductase</text:p>
          </table:table-cell>
          <table:table-cell table:style-name="Default" office:value-type="string" calcext:value-type="string">
            <text:p>Halliwell-Asada cycle for ROS scavenging</text:p>
          </table:table-cell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ce2" office:value-type="string" calcext:value-type="string">
            <text:p>APX1</text:p>
          </table:table-cell>
          <table:table-cell table:style-name="Default"/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ce2" office:value-type="string" calcext:value-type="string">
            <text:p>CAT1</text:p>
          </table:table-cell>
          <table:table-cell table:style-name="Default"/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CAT3</text:p>
          </table:table-cell>
          <table:table-cell table:style-name="Default"/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ce2" office:value-type="string" calcext:value-type="string">
            <text:p>FSD1</text:p>
          </table:table-cell>
          <table:table-cell table:style-name="Default"/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ce2" office:value-type="string" calcext:value-type="string">
            <text:p>AHK4</text:p>
          </table:table-cell>
          <table:table-cell table:style-name="Default" office:value-type="string" calcext:value-type="string">
            <text:p>phosphorelay pathway</text:p>
          </table:table-cell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style-name="ce2" office:value-type="string" calcext:value-type="string">
            <text:p>DFL1</text:p>
          </table:table-cell>
          <table:table-cell table:style-name="Default" office:value-type="string" calcext:value-type="string">
            <text:p>regulates cell growth and structure</text:p>
          </table:table-cell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table:style-name="ce2" office:value-type="string" calcext:value-type="string">
            <text:p>EXP A8</text:p>
          </table:table-cell>
          <table:table-cell table:style-name="Default" office:value-type="string" calcext:value-type="string">
            <text:p>regulates cell growth and structure ( relaxation of wall components</text:p>
          </table:table-cell>
          <table:table-cell table:style-name="Default" office:value-type="string" calcext:value-type="string">
            <text:p>Selected molecular marker homologous to Athaliana after overexpression of BnSTM in Microspor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PSBTN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HCB2:4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4G20240 EARLY RESPONSE TO DEHYDRATION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1G56500 HALOACID DEHYDROGENAS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3G14660 CYP72A13 (CYTOCHROME 450, FAMILY 72)</text:p>
          </table:table-cell>
          <table:table-cell office:value-type="string" calcext:value-type="string">
            <text:p>Metabolism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4G03070 AOP1 (DIOXIGENASE)</text:p>
          </table:table-cell>
          <table:table-cell office:value-type="string" calcext:value-type="string">
            <text:p>Metabolism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5G47240 ATNUDT8 (NUDIX HYDROLASE)</text:p>
          </table:table-cell>
          <table:table-cell office:value-type="string" calcext:value-type="string">
            <text:p>Metabolism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5G08100 ASPARAGINASE</text:p>
          </table:table-cell>
          <table:table-cell office:value-type="string" calcext:value-type="string">
            <text:p>Metabolism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5G43960 NTF2 (NUCLEAR TRANSPORT FACTOR 2)</text:p>
          </table:table-cell>
          <table:table-cell office:value-type="string" calcext:value-type="string">
            <text:p>Posttranscription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5G55550 RRM (RNA RECOGNITION MOTIF)</text:p>
          </table:table-cell>
          <table:table-cell office:value-type="string" calcext:value-type="string">
            <text:p>Posttranscription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1G06260 CYSTEINE PROTEINASE</text:p>
          </table:table-cell>
          <table:table-cell office:value-type="string" calcext:value-type="string">
            <text:p>Protein destination and storage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5G23210 SCPL34 (SERINE CARBOXYPEPTIDASE)</text:p>
          </table:table-cell>
          <table:table-cell office:value-type="string" calcext:value-type="string">
            <text:p>Protein destination and storage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5G49030 OVA2 (OVULE ABORTION 2)</text:p>
          </table:table-cell>
          <table:table-cell office:value-type="string" calcext:value-type="string">
            <text:p>Protein synthesis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5G13720 STRUCTURAL COMPONENT OF RIBOSOME</text:p>
          </table:table-cell>
          <table:table-cell office:value-type="string" calcext:value-type="string">
            <text:p>Protein synthesis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3G58140 PHENYLALANYL-tRNA SYNTHETASE</text:p>
          </table:table-cell>
          <table:table-cell office:value-type="string" calcext:value-type="string">
            <text:p>Protein synthesis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2G38080 LAC4 (LACCASE 4)</text:p>
          </table:table-cell>
          <table:table-cell office:value-type="string" calcext:value-type="string">
            <text:p>Secondary metabolism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5G50700 SHORT-CHAIN DEHYDROGENASE</text:p>
          </table:table-cell>
          <table:table-cell office:value-type="string" calcext:value-type="string">
            <text:p>Secondary metabolism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5G56550 LEUCIN-RICH REPEAT PROTEIN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3G24110 CALCIUM BINDING PROTEIN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1G35710 LEUCINE-RICH REPEAT KINASE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2G03150 EMB1579 (EMBRYO DEFECTIVE 1579)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5G16000 NIK1 (NSP-INTERACTING KINASE 1)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3G02520 GRF7 (GENERAL REGULATOR FACTOR 7)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4G04570 PROTEIN KINASE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5G03730 CTR1 (CONSTITUTIVE TRIPLE RESPONSE 1)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4G23230 CYTOCHROME P450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4G35230 PROTEIN KINASE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5G20240 PI (PISTILLATA)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1G74840 MYB FAMILY TRANSCRIPTION FACTOR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1G51700 ADOF1 (ZINC FINGER PROTEIN 1)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2G18850 SET DOMAIN PROTEIN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3G15030 TCP4 (TRANSCRIPTION FACTOR 4)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3G48100 ARR5 (RESPONSE REGULATOR 5)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1G19050 ARR7 (RESPONSE REGULATOR 7)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3G45260 ZINC FINGER PROTEIN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2G35940 BLH1 (DNA BINDING)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1G70300 KUP6(Kþ UPTAKE PERMEASE)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5G03555 PERMEAS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4G19120 ERD3 (EARLY RESPONSE TO DEHYDRATION 3)</text:p>
          </table:table-cell>
          <table:table-cell office:value-type="string" calcext:value-type="string">
            <text:p>Defense and antioxidant response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1G76180 ERD14 (EARLY RESPONSE TO DEHYDRATION 14)</text:p>
          </table:table-cell>
          <table:table-cell office:value-type="string" calcext:value-type="string">
            <text:p>Defense and antioxidant response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1G20620 CAT3 (CATALASE 3)</text:p>
          </table:table-cell>
          <table:table-cell office:value-type="string" calcext:value-type="string">
            <text:p>Defense and antioxidant response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1G20630 CAT1 (CATALASE 1)</text:p>
          </table:table-cell>
          <table:table-cell office:value-type="string" calcext:value-type="string">
            <text:p>Defense and antioxidant response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1G07890 APX1 (ASCORBATE PEROXIDASE 1)</text:p>
          </table:table-cell>
          <table:table-cell office:value-type="string" calcext:value-type="string">
            <text:p>Defense and antioxidant response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4G25100 FSD1 (FE SUPEROXIDE DISMUTASE 1</text:p>
          </table:table-cell>
          <table:table-cell office:value-type="string" calcext:value-type="string">
            <text:p>Defense and antioxidant response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2G40610 EXPA8 (EXPANSIN A8)</text:p>
          </table:table-cell>
          <table:table-cell office:value-type="string" calcext:value-type="string">
            <text:p>Cell structure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1G09460 GLUCOSIDASE</text:p>
          </table:table-cell>
          <table:table-cell office:value-type="string" calcext:value-type="string">
            <text:p>Cell structure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3G60830 ATARP7 (ACTIN-RELATED PROTEIN 7)</text:p>
          </table:table-cell>
          <table:table-cell office:value-type="string" calcext:value-type="string">
            <text:p>Cell structure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2G43150 PROLIN RICH EXTENSIN</text:p>
          </table:table-cell>
          <table:table-cell office:value-type="string" calcext:value-type="string">
            <text:p>Cell structure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2G44490 PEN2 (PENETRATION 2)</text:p>
          </table:table-cell>
          <table:table-cell office:value-type="string" calcext:value-type="string">
            <text:p>Cell structure</text:p>
          </table:table-cell>
          <table:table-cell office:value-type="string" calcext:value-type="string">
            <text:p>Molecular marker 5 day ectopic BnSTM down expressio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T5G65870 PSK1 (PHYTOSULFOKINASE 5 PRECURSOR)</text:p>
          </table:table-cell>
          <table:table-cell table:style-name="ce4" office:value-type="string" calcext:value-type="string">
            <text:p>Cell growth and division</text:p>
          </table:table-cell>
          <table:table-cell table:style-name="ce4" office:value-type="string" calcext:value-type="string">
            <text:p>Molecular marker 5 day ectopic BnSTM up expression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AT5G20950 GLYCOSYL HYDROLASE PROTEIN 3</text:p>
          </table:table-cell>
          <table:table-cell table:style-name="ce4" office:value-type="string" calcext:value-type="string">
            <text:p>Cell structure</text:p>
          </table:table-cell>
          <table:table-cell table:style-name="ce4" office:value-type="string" calcext:value-type="string">
            <text:p>Molecular marker 5 day ectopic BnSTM up expression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AT1G20620 CAT 3(CATALASE 3)</text:p>
          </table:table-cell>
          <table:table-cell table:style-name="ce4" office:value-type="string" calcext:value-type="string">
            <text:p>Defense and antioxidant response</text:p>
          </table:table-cell>
          <table:table-cell table:style-name="ce4" office:value-type="string" calcext:value-type="string">
            <text:p>Molecular marker 5 day ectopic BnSTM up expression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AT1G07890 APX1 (ASCORBATE PEROXIDASE 1)</text:p>
          </table:table-cell>
          <table:table-cell table:style-name="ce4" office:value-type="string" calcext:value-type="string">
            <text:p>Defense and antioxidant response</text:p>
          </table:table-cell>
          <table:table-cell table:style-name="ce4" office:value-type="string" calcext:value-type="string">
            <text:p>Molecular marker 5 day ectopic BnSTM up expression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AT4G25100 FSD1 (FE SUPEROXIDE DISMUATASE)</text:p>
          </table:table-cell>
          <table:table-cell table:style-name="ce4" office:value-type="string" calcext:value-type="string">
            <text:p>Defense and antioxidant response</text:p>
          </table:table-cell>
          <table:table-cell table:style-name="ce4" office:value-type="string" calcext:value-type="string">
            <text:p>Molecular marker 5 day ectopic BnSTM up expression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AT3G11930 UNIVERSAL STRESS PROTEIN</text:p>
          </table:table-cell>
          <table:table-cell table:style-name="ce4" office:value-type="string" calcext:value-type="string">
            <text:p>Defense and antioxidant response</text:p>
          </table:table-cell>
          <table:table-cell table:style-name="ce4" office:value-type="string" calcext:value-type="string">
            <text:p>Molecular marker 5 day ectopic BnSTM up expression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AT4G19120 ERD3 (EARLY-RESPONSIVE DEHYDRATATION 3)</text:p>
          </table:table-cell>
          <table:table-cell table:style-name="ce4" office:value-type="string" calcext:value-type="string">
            <text:p>Defense and antioxidant response</text:p>
          </table:table-cell>
          <table:table-cell table:style-name="ce4" office:value-type="string" calcext:value-type="string">
            <text:p>Molecular marker 5 day ectopic BnSTM up expression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AT5G66400 RAB18 (RESPONSIVE TO ABA 18)</text:p>
          </table:table-cell>
          <table:table-cell table:style-name="ce4" office:value-type="string" calcext:value-type="string">
            <text:p>Defense and antioxidant response</text:p>
          </table:table-cell>
          <table:table-cell table:style-name="ce4" office:value-type="string" calcext:value-type="string">
            <text:p>Molecular marker 5 day ectopic BnSTM up expression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AT1G08590 CLAVATA 1</text:p>
          </table:table-cell>
          <table:table-cell table:style-name="ce4" office:value-type="string" calcext:value-type="string">
            <text:p>Signal transduction</text:p>
          </table:table-cell>
          <table:table-cell table:style-name="ce4" office:value-type="string" calcext:value-type="string">
            <text:p>Molecular marker 5 day ectopic BnSTM up expression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AT1G32060 PRK (PHOSPHORIBULOKINASE)</text:p>
          </table:table-cell>
          <table:table-cell table:style-name="ce4" office:value-type="string" calcext:value-type="string">
            <text:p>Metabolism</text:p>
          </table:table-cell>
          <table:table-cell table:style-name="ce4" office:value-type="string" calcext:value-type="string">
            <text:p>Molecular marker 5 day ectopic BnSTM up expression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AT1G75930 EXL6 (EXTRACELLULAR LIPASE 6)</text:p>
          </table:table-cell>
          <table:table-cell table:style-name="ce4" office:value-type="string" calcext:value-type="string">
            <text:p>Metabolism</text:p>
          </table:table-cell>
          <table:table-cell table:style-name="ce4" office:value-type="string" calcext:value-type="string">
            <text:p>Molecular marker 5 day ectopic BnSTM up expression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A1G771200 ADH1 (ALCOHOL DEHYDROGENASE 1)</text:p>
          </table:table-cell>
          <table:table-cell table:style-name="ce4" office:value-type="string" calcext:value-type="string">
            <text:p>Metabolism</text:p>
          </table:table-cell>
          <table:table-cell table:style-name="ce4" office:value-type="string" calcext:value-type="string">
            <text:p>Molecular marker 5 day ectopic BnSTM up expression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AT3G21720 ISOCITRATE LYASE</text:p>
          </table:table-cell>
          <table:table-cell table:style-name="ce4" office:value-type="string" calcext:value-type="string">
            <text:p>Metabolism</text:p>
          </table:table-cell>
          <table:table-cell table:style-name="ce4" office:value-type="string" calcext:value-type="string">
            <text:p>Molecular marker 5 day ectopic BnSTM up expression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AT5G01300 PHOSPHATIDYLETHANOLAMINE-BINDING</text:p>
          </table:table-cell>
          <table:table-cell table:style-name="ce4" office:value-type="string" calcext:value-type="string">
            <text:p>Metabolism</text:p>
          </table:table-cell>
          <table:table-cell table:style-name="ce4" office:value-type="string" calcext:value-type="string">
            <text:p>Molecular marker 5 day ectopic BnSTM up expression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AT5G08030 PHOSPHOTRANSFERASE</text:p>
          </table:table-cell>
          <table:table-cell table:style-name="ce4" office:value-type="string" calcext:value-type="string">
            <text:p>Metabolism</text:p>
          </table:table-cell>
          <table:table-cell table:style-name="ce4" office:value-type="string" calcext:value-type="string">
            <text:p>Molecular marker 5 day ectopic BnSTM up expression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AT5G20060 PHOSPHOLIPASE</text:p>
          </table:table-cell>
          <table:table-cell table:style-name="ce4" office:value-type="string" calcext:value-type="string">
            <text:p>Metabolism</text:p>
          </table:table-cell>
          <table:table-cell table:style-name="ce4" office:value-type="string" calcext:value-type="string">
            <text:p>Molecular marker 5 day ectopic BnSTM up expression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AT3G52160 MYB21 (MYB-DOMAIN PROTEIN 21)</text:p>
          </table:table-cell>
          <table:table-cell table:style-name="ce4" office:value-type="string" calcext:value-type="string">
            <text:p>Transcription</text:p>
          </table:table-cell>
          <table:table-cell table:style-name="ce4" office:value-type="string" calcext:value-type="string">
            <text:p>Molecular marker 5 day ectopic BnSTM up expression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AT1G03790 ZINC FINGER PROTEIN</text:p>
          </table:table-cell>
          <table:table-cell table:style-name="ce4" office:value-type="string" calcext:value-type="string">
            <text:p>Transcription</text:p>
          </table:table-cell>
          <table:table-cell table:style-name="ce4" office:value-type="string" calcext:value-type="string">
            <text:p>Molecular marker 5 day ectopic BnSTM up expression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AT3G56400 WRKY70</text:p>
          </table:table-cell>
          <table:table-cell table:style-name="ce4" office:value-type="string" calcext:value-type="string">
            <text:p>Transcription</text:p>
          </table:table-cell>
          <table:table-cell table:style-name="ce4" office:value-type="string" calcext:value-type="string">
            <text:p>Molecular marker 5 day ectopic BnSTM up expression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AT3G27660 OLEO4 (OLEOSIN4)</text:p>
          </table:table-cell>
          <table:table-cell table:style-name="ce4" office:value-type="string" calcext:value-type="string">
            <text:p>Protein destination and storage</text:p>
          </table:table-cell>
          <table:table-cell table:style-name="ce4" office:value-type="string" calcext:value-type="string">
            <text:p>Molecular marker 5 day ectopic BnSTM up expression</text:p>
          </table:table-cell>
          <table:table-cell table:style-name="ce4" table:number-columns-repeated="1021"/>
        </table:table-row>
        <table:table-row table:style-name="ro1">
          <table:table-cell table:style-name="Default" office:value-type="string" calcext:value-type="string">
            <text:p>SSI2</text:p>
          </table:table-cell>
          <table:table-cell table:style-name="Default" office:value-type="string" calcext:value-type="string">
            <text:p>Metabolism of fatty acids</text:p>
          </table:table-cell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OTC</text:p>
          </table:table-cell>
          <table:table-cell table:style-name="Default" office:value-type="string" calcext:value-type="string">
            <text:p>Metabolism of protein degradation???</text:p>
          </table:table-cell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PYRUVATE DESHYDROGENASE</text:p>
          </table:table-cell>
          <table:table-cell table:style-name="Default" office:value-type="string" calcext:value-type="string">
            <text:p>Glycolisis</text:p>
          </table:table-cell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ABP1</text:p>
          </table:table-cell>
          <table:table-cell table:style-name="Default" table:number-columns-repeated="4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SHEPERD</text:p>
          </table:table-cell>
          <table:table-cell table:style-name="Default" table:number-columns-repeated="4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BIG</text:p>
          </table:table-cell>
          <table:table-cell table:style-name="Default" table:number-columns-repeated="4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PIN1</text:p>
          </table:table-cell>
          <table:table-cell table:style-name="Default" table:number-columns-repeated="4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PIN2</text:p>
          </table:table-cell>
          <table:table-cell table:style-name="Default" table:number-columns-repeated="4"/>
          <table:table-cell/>
          <table:table-cell table:style-name="Default" table:number-columns-repeated="1018"/>
        </table:table-row>
      </table:table>
      <table:table table:name="Markers Transcr est" table:style-name="ta1">
        <table:table-column table:style-name="co1" table:default-cell-style-name="Default"/>
        <table:table-row table:style-name="ro1">
          <table:table-cell office:value-type="string" calcext:value-type="string">
            <text:p>gene_name</text:p>
          </table:table-cell>
        </table:table-row>
        <table:table-row table:style-name="ro1">
          <table:table-cell office:value-type="string" calcext:value-type="string">
            <text:p>BnFUS3</text:p>
          </table:table-cell>
        </table:table-row>
        <table:table-row table:style-name="ro1">
          <table:table-cell office:value-type="string" calcext:value-type="string">
            <text:p>BnLEC2</text:p>
          </table:table-cell>
        </table:table-row>
        <table:table-row table:style-name="ro1">
          <table:table-cell office:value-type="string" calcext:value-type="string">
            <text:p>BnLEC1</text:p>
          </table:table-cell>
        </table:table-row>
        <table:table-row table:style-name="ro1">
          <table:table-cell office:value-type="string" calcext:value-type="string">
            <text:p>BnUP1</text:p>
          </table:table-cell>
        </table:table-row>
        <table:table-row table:style-name="ro1">
          <table:table-cell office:value-type="string" calcext:value-type="string">
            <text:p>BnUP2</text:p>
          </table:table-cell>
        </table:table-row>
        <table:table-row table:style-name="ro1">
          <table:table-cell office:value-type="string" calcext:value-type="string">
            <text:p>BnNAPIN</text:p>
          </table:table-cell>
        </table:table-row>
        <table:table-row table:style-name="ro1">
          <table:table-cell office:value-type="string" calcext:value-type="string">
            <text:p>BnBBM1</text:p>
          </table:table-cell>
        </table:table-row>
        <table:table-row table:style-name="ro1">
          <table:table-cell office:value-type="string" calcext:value-type="string">
            <text:p>BnFAD1</text:p>
          </table:table-cell>
        </table:table-row>
        <table:table-row table:style-name="ro1">
          <table:table-cell office:value-type="string" calcext:value-type="string">
            <text:p>BnWOX9</text:p>
          </table:table-cell>
        </table:table-row>
        <table:table-row table:style-name="ro1">
          <table:table-cell office:value-type="string" calcext:value-type="string">
            <text:p>BnABI3</text:p>
          </table:table-cell>
        </table:table-row>
        <table:table-row table:style-name="ro1">
          <table:table-cell office:value-type="string" calcext:value-type="string">
            <text:p>BnATS1</text:p>
          </table:table-cell>
        </table:table-row>
        <table:table-row table:style-name="ro1">
          <table:table-cell office:value-type="string" calcext:value-type="string">
            <text:p>BnLRR1</text:p>
          </table:table-cell>
        </table:table-row>
        <table:table-row table:style-name="ro1">
          <table:table-cell office:value-type="string" calcext:value-type="string">
            <text:p>BnCP1</text:p>
          </table:table-cell>
        </table:table-row>
        <table:table-row table:style-name="ro1">
          <table:table-cell office:value-type="string" calcext:value-type="string">
            <text:p>BnCYP78A</text:p>
          </table:table-cell>
        </table:table-row>
        <table:table-row table:style-name="ro1">
          <table:table-cell office:value-type="string" calcext:value-type="string">
            <text:p>BnWOX2</text:p>
          </table:table-cell>
        </table:table-row>
        <table:table-row table:style-name="ro1">
          <table:table-cell office:value-type="string" calcext:value-type="string">
            <text:p>BnCYP81F</text:p>
          </table:table-cell>
        </table:table-row>
      </table:table>
      <table:table table:name="GSK3 smol inhibitors P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ene_name</text:p>
          </table:table-cell>
          <table:table-cell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BnCPD</text:p>
          </table:table-cell>
          <table:table-cell office:value-type="string" calcext:value-type="string">
            <text:p>Brassinosteroid pathway</text:p>
          </table:table-cell>
        </table:table-row>
        <table:table-row table:style-name="ro1">
          <table:table-cell office:value-type="string" calcext:value-type="string">
            <text:p>BnBAS1</text:p>
          </table:table-cell>
          <table:table-cell office:value-type="string" calcext:value-type="string">
            <text:p>Brassinosteroid pathway</text:p>
          </table:table-cell>
        </table:table-row>
        <table:table-row table:style-name="ro1">
          <table:table-cell office:value-type="string" calcext:value-type="string">
            <text:p>BnBIN2</text:p>
          </table:table-cell>
          <table:table-cell office:value-type="string" calcext:value-type="string">
            <text:p>Brassinosteroid pathway</text:p>
          </table:table-cell>
        </table:table-row>
        <table:table-row table:style-name="ro1">
          <table:table-cell office:value-type="string" calcext:value-type="string">
            <text:p>BnBES1</text:p>
          </table:table-cell>
          <table:table-cell office:value-type="string" calcext:value-type="string">
            <text:p>Brassinosteroid pathway</text:p>
          </table:table-cell>
        </table:table-row>
        <table:table-row table:style-name="ro1">
          <table:table-cell office:value-type="string" calcext:value-type="string">
            <text:p>BnBZR1</text:p>
          </table:table-cell>
          <table:table-cell office:value-type="string" calcext:value-type="string">
            <text:p>Brassinosteroid pathway</text:p>
          </table:table-cell>
        </table:table-row>
        <table:table-row table:style-name="ro1">
          <table:table-cell office:value-type="string" calcext:value-type="string">
            <text:p>BnFUS3</text:p>
          </table:table-cell>
          <table:table-cell office:value-type="string" calcext:value-type="string">
            <text:p>Marker gene ME (TF)</text:p>
          </table:table-cell>
        </table:table-row>
        <table:table-row table:style-name="ro1">
          <table:table-cell office:value-type="string" calcext:value-type="string">
            <text:p>BnLEC2</text:p>
          </table:table-cell>
          <table:table-cell office:value-type="string" calcext:value-type="string">
            <text:p>Marker gene ME (TF)</text:p>
          </table:table-cell>
        </table:table-row>
        <table:table-row table:style-name="ro1">
          <table:table-cell office:value-type="string" calcext:value-type="string">
            <text:p>BnAGL15</text:p>
          </table:table-cell>
          <table:table-cell office:value-type="string" calcext:value-type="string">
            <text:p>Marker gene ME (TF)</text:p>
          </table:table-cell>
        </table:table-row>
        <table:table-row table:style-name="ro1">
          <table:table-cell office:value-type="string" calcext:value-type="string">
            <text:p>BrTAA1</text:p>
          </table:table-cell>
          <table:table-cell office:value-type="string" calcext:value-type="string">
            <text:p>Marker gene ME (auxin biosynthesi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8">00/00/0000</text:date>, <text:time style:data-style-name="N2" text:time-value="13:01:51.3067625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6T10:53:57.798344724</meta:creation-date>
    <dc:date>2023-03-08T13:53:09.687724506</dc:date>
    <meta:editing-duration>PT19H59M32S</meta:editing-duration>
    <meta:editing-cycles>10</meta:editing-cycles>
    <meta:generator>LibreOffice/6.4.7.2$Linux_X86_64 LibreOffice_project/40$Build-2</meta:generator>
    <meta:document-statistic meta:table-count="5" meta:cell-count="401" meta:object-count="0"/>
  </office:meta>
</office:document-meta>
</file>